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28946E19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0dddfc" officeooo:paragraph-rsid="000dddfc"/>
    </style:style>
    <style:style style:name="P2" style:family="paragraph" style:parent-style-name="Standard">
      <style:text-properties officeooo:rsid="000dddfc" officeooo:paragraph-rsid="000dddfc"/>
    </style:style>
    <style:style style:name="P3" style:family="paragraph" style:parent-style-name="Standard">
      <style:text-properties officeooo:rsid="000b5c6b" officeooo:paragraph-rsid="000b5c6b"/>
    </style:style>
    <style:style style:name="T1" style:family="text">
      <style:text-properties officeooo:rsid="00100925"/>
    </style:style>
    <style:style style:name="T2" style:family="text">
      <style:text-properties officeooo:rsid="000e671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a not </text:span><text:span text:style-name="T2">fake and</text:span> <text:span text:style-name="T2">a</text:span> fake caption:</text:p>
      <text:p text:style-name="P2"/>
      <text:p text:style-name="P2"><draw:frame draw:style-name="fr1" draw:name="Frame1" text:anchor-type="as-char" svg:width="5.336cm" draw:z-index="1"><draw:text-box fo:min-height="0.833cm"><text:p text:style-name="Figure"><draw:frame draw:style-name="fr2" draw:name="Image1 Copy 1" text:anchor-type="paragraph" svg:width="5.336cm" style:rel-width="100%" svg:height="0.833cm" style:rel-height="scale" draw:z-index="2"><draw:image xlink:href="Pictures/10000001000000C800000028946E196E.png" xlink:type="simple" xlink:show="embed" xlink:actuate="onLoad" draw:mime-type="image/png"/><svg:title>Easter egg :)</svg:title></draw:frame>Figure <text:sequence text:ref-name="refFigure0" text:name="Figure" text:formula="ooow:Figure+1" style:num-format="1">1</text:sequence>: Not a fake caption</text:p></draw:text-box></draw:frame></text:p>
      <text:p text:style-name="P3"/>
      <text:p text:style-name="P3"><draw:frame draw:style-name="fr3" draw:name="Image1" text:anchor-type="paragraph" svg:x="0.152cm" svg:y="0.635cm" svg:width="5.336cm" svg:height="0.833cm" draw:z-index="0"><draw:image xlink:href="Pictures/10000001000000C800000028946E196E.png" xlink:type="simple" xlink:show="embed" xlink:actuate="onLoad" draw:mime-type="image/png"/><svg:title>Easter egg :)</svg:title></draw:frame>Figure 12.15.12: My fake cap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27T20:33:52.592833587</meta:creation-date>
    <dc:date>2024-12-20T12:22:28.541858000</dc:date>
    <meta:editing-duration>PT1H51M28S</meta:editing-duration>
    <meta:editing-cycles>5</meta:editing-cycles>
    <meta:generator>LibreOfficeDev/25.8.0.0.alpha0$Windows_X86_64 LibreOffice_project/e1b6853df488039c597b82070c265cf68ad9e938</meta:generator>
    <dc:title>My title :)</dc:title>
    <meta:document-statistic meta:table-count="0" meta:image-count="2" meta:object-count="0" meta:page-count="1" meta:paragraph-count="4" meta:word-count="24" meta:character-count="127" meta:non-whitespace-character-count="107"/>
  </office:meta>
</office:document-meta>
</file>